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top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0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0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0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0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10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8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8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В администраторе на планах уметь рисовать зоны ГК</text:p>
          </table:table-cell>
          <table:table-cell table:style-name="ce5"/>
          <table:table-cell office:value-type="string" table:style-name="ce9">
            <text:p>Нужно решить как быть с отображение устройств в зонах (метод вычисления)</text:p>
          </table:table-cell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8">
            <text:p>В мониторе эти зоны отображать</text:p>
          </table:table-cell>
          <table:table-cell table:style-name="ce5"/>
          <table:table-cell office:value-type="string" table:style-name="ce9">
            <text:p>Жду перевода DeviceStates в Device и Xdevice</text:p>
          </table:table-cell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8">
            <text:p>В мониторе масштабировать устройства ГК</text:p>
          </table:table-cell>
          <table:table-cell table:style-name="ce5"/>
          <table:table-cell office:value-type="string" table:style-name="ce9">
            <text:p>Жду перевода DeviceStates в Device и Xdevice</text:p>
          </table:table-cell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6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8">
            <text:p>Прикрутить PimmedDocumen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6">
            <text:p>Сделать стиль для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6">
            <text:p>Добавить индексы в БД \Deploy\SqlCE\Firesec.sdf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string" table:style-name="ce6">
            <text:p>Заканчивать создание многоугольника не правой кнопкой мыши,а двойным щелчком левой кнопкой мыш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6">
            <text:p>Прозрачный фон у плана как в фотошопе - шахматная дос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6">
            <text:p>Починить форму прогресс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99" table:style-name="ce5">
            <text:p>99</text:p>
          </table:table-cell>
          <table:table-cell office:value-type="string" table:style-name="ce6">
            <text:p>Протестить индексы в БД (монитор/события)</text:p>
          </table:table-cell>
          <table:table-cell table:style-name="ce5"/>
          <table:table-cell office:value-type="string" table:style-name="ce9">
            <text:p>Индексы ускоряют выполнение непосредственно запроса, но это полностью не решает проблему, т.к. задержка возникает в LinqToSql при передачи большой коллекции объектов</text:p>
          </table:table-cell>
          <table:table-cell table:number-columns-repeated="16380"/>
        </table:table-row>
        <table:table-row table:style-name="ro3">
          <table:table-cell office:value-type="float" office:value="100" table:style-name="ce5">
            <text:p>100</text:p>
          </table:table-cell>
          <table:table-cell office:value-type="string" table:style-name="ce6">
            <text:p>Разобраться с <text:s/>синхронизацией с COM Server (Dispatcher)</text:p>
          </table:table-cell>
          <table:table-cell table:style-name="ce5"/>
          <table:table-cell office:value-type="string" table:style-name="ce9">
            <text:p>Получилось реализовать решение через Dispatcher (нужно было удалить COM объект Connection)</text:p>
          </table:table-cell>
          <table:table-cell table:number-columns-repeated="16380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string" table:style-name="ce6">
            <text:p>Разобраться с производительностью Архива (возможно перейти на ADO.NET)</text:p>
          </table:table-cell>
          <table:table-cell table:style-name="ce5"/>
          <table:table-cell office:value-type="string" table:style-name="ce9">
            <text:p>Нужно разобраться с передачей большого количества объектов - fixed</text:p>
          </table:table-cell>
          <table:table-cell table:number-columns-repeated="16380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6">
            <text:p>Исправить прозрачность для фона плана (убрать фон прозрачности для элементов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6">
            <text:p>Переделать TreeListView на использование DataGrid</text:p>
          </table:table-cell>
          <table:table-cell table:style-name="ce5"/>
          <table:table-cell office:value-type="string" table:style-name="ce9">
            <text:p>Реализовано на базе отдельного контрола для редактирования ячеик</text:p>
          </table:table-cell>
          <table:table-cell table:number-columns-repeated="16380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string" table:style-name="ce6">
            <text:p>Пофиксить проблему с шириной footer отчетов (обрезаются знаки в номере страницы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5" table:style-name="ce5">
            <text:p>105</text:p>
          </table:table-cell>
          <table:table-cell office:value-type="string" table:style-name="ce6">
            <text:p>Cделать стиль для ListView (на примере зон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6" table:style-name="ce5">
            <text:p>106</text:p>
          </table:table-cell>
          <table:table-cell office:value-type="string" table:style-name="ce11">
            <text:p>В ОЗ при наведении на зону оконтовывать ее, как у устройств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7" table:style-name="ce5">
            <text:p>107</text:p>
          </table:table-cell>
          <table:table-cell office:value-type="string" table:style-name="ce6">
            <text:p>Резаобраться с выставлением ширины последней колонки в Grid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float" office:value="108" table:style-name="ce5">
            <text:p>108</text:p>
          </table:table-cell>
          <table:table-cell office:value-type="string" table:style-name="ce6">
            <text:p>Если вкладка подписана на событие клавиатуру, но при этом показано модальное диалоговое окно, то не нужно это событие отрабатывать</text:p>
          </table:table-cell>
          <table:table-cell table:style-name="ce5"/>
          <table:table-cell office:value-type="string" table:style-name="ce9">
            <text:p>Исправил - переделал Devices на использование Shortcut Service и пофиксил в Shortcut</text:p>
          </table:table-cell>
          <table:table-cell table:number-columns-repeated="16380"/>
        </table:table-row>
        <table:table-row table:style-name="ro2">
          <table:table-cell office:value-type="float" office:value="109" table:style-name="ce5">
            <text:p>109</text:p>
          </table:table-cell>
          <table:table-cell office:value-type="string" table:style-name="ce11">
            <text:p>Выделение устройств и зон на планах должно быть одинаковой толщины не зависимо от масштаб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0" table:style-name="ce5">
            <text:p>110</text:p>
          </table:table-cell>
          <table:table-cell office:value-type="string" table:style-name="ce8">
            <text:p>В Администраторе на планах дать возможность отображать сетку и возможность выравнивать по ней элементы</text:p>
          </table:table-cell>
          <table:table-cell table:style-name="ce5"/>
          <table:table-cell office:value-type="string" table:style-name="ce9">
            <text:p>Отложено - достаточно объемный таск</text:p>
          </table:table-cell>
          <table:table-cell table:number-columns-repeated="16380"/>
        </table:table-row>
        <table:table-row table:style-name="ro2">
          <table:table-cell office:value-type="float" office:value="111" table:style-name="ce5">
            <text:p>111</text:p>
          </table:table-cell>
          <table:table-cell office:value-type="string" table:style-name="ce11">
            <text:p>При автоактивации устройств на плане нужно показывать не пульсирующую окружность, а перекрести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2" table:style-name="ce5">
            <text:p>112</text:p>
          </table:table-cell>
          <table:table-cell office:value-type="string" table:style-name="ce12">
            <text:p>Сортировка устройств в дереве ао типу и по адресу</text:p>
          </table:table-cell>
          <table:table-cell table:number-columns-repeated="16382"/>
        </table:table-row>
        <table:table-row table:style-name="ro2">
          <table:table-cell office:value-type="float" office:value="113" table:style-name="ce5">
            <text:p>113</text:p>
          </table:table-cell>
          <table:table-cell office:value-type="string" table:style-name="ce12">
            <text:p>Во вкладке планы, при создании надписи текст не умещается в рамку.</text:p>
          </table:table-cell>
          <table:table-cell table:number-columns-repeated="16382"/>
        </table:table-row>
        <table:table-row table:style-name="ro3">
          <table:table-cell office:value-type="float" office:value="114" table:style-name="ce5">
            <text:p>114</text:p>
          </table:table-cell>
          <table:table-cell office:value-type="string" table:style-name="ce6">
            <text:p>Вкладка Планы при уменьшении размера многоугольной  зоны или  многоугольника то последующее масштабирование этого объекта невозможно.</text:p>
          </table:table-cell>
          <table:table-cell table:number-columns-repeated="16382"/>
        </table:table-row>
        <table:table-row table:style-name="ro3">
          <table:table-cell office:value-type="float" office:value="115" table:style-name="ce5">
            <text:p>115</text:p>
          </table:table-cell>
          <table:table-cell office:value-type="string" table:style-name="ce6">
            <text:p>Вкладка Планы,  баг при показе цвета нарисованной линии: в свойствах линии  показан цвет – White, каким бы цветом не была линия в данный момент.</text:p>
          </table:table-cell>
          <table:table-cell table:number-columns-repeated="16382"/>
        </table:table-row>
        <table:table-row table:style-name="ro3">
          <table:table-cell office:value-type="float" office:value="116" table:style-name="ce5">
            <text:p>116</text:p>
          </table:table-cell>
          <table:table-cell office:value-type="string" table:style-name="ce12">
            <text:p>При быстром переходе от плана к плану, возникает баг с изображениями: пропадает фоновая картинка. Тоже самое возникает при частом и быстром масштабировании.</text:p>
          </table:table-cell>
          <table:table-cell table:number-columns-repeated="16382"/>
        </table:table-row>
        <table:table-row table:style-name="ro2">
          <table:table-cell office:value-type="float" office:value="117" table:style-name="ce5">
            <text:p>117</text:p>
          </table:table-cell>
          <table:table-cell office:value-type="string" table:style-name="ce6">
            <text:p>Шорткарт сервис должен также проверять доступность команда(CanExecute), а не только саму команду</text:p>
          </table:table-cell>
          <table:table-cell table:number-columns-repeated="16382"/>
        </table:table-row>
        <table:table-row table:style-name="ro2">
          <table:table-cell office:value-type="float" office:value="118" table:style-name="ce5">
            <text:p>118</text:p>
          </table:table-cell>
          <table:table-cell office:value-type="string" table:style-name="ce6">
            <text:p>Перевести Devices на новый TreeListView</text:p>
          </table:table-cell>
          <table:table-cell table:number-columns-repeated="16382"/>
        </table:table-row>
        <table:table-row table:style-name="ro2">
          <table:table-cell office:value-type="float" office:value="119" table:style-name="ce5">
            <text:p>119</text:p>
          </table:table-cell>
          <table:table-cell office:value-type="string" table:style-name="ce11">
            <text:p>При удалении устройства из вкладки устройства, не обновляется значек на плане, возможно, то же самое произойдет и с зоной</text:p>
          </table:table-cell>
          <table:table-cell table:number-columns-repeated="16382"/>
        </table:table-row>
        <table:table-row table:style-name="ro2">
          <table:table-cell office:value-type="float" office:value="120" table:style-name="ce5">
            <text:p>12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21" table:style-name="ce5">
            <text:p>12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22" table:style-name="ce5">
            <text:p>12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23" table:style-name="ce5">
            <text:p>12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24" table:style-name="ce5">
            <text:p>12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25" table:style-name="ce5">
            <text:p>12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26" table:style-name="ce5">
            <text:p>12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27" table:style-name="ce5">
            <text:p>12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28" table:style-name="ce5">
            <text:p>12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29" table:style-name="ce5">
            <text:p>12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0" table:style-name="ce5">
            <text:p>13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1" table:style-name="ce5">
            <text:p>13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2" table:style-name="ce5">
            <text:p>13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3" table:style-name="ce5">
            <text:p>13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4" table:style-name="ce5">
            <text:p>13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5" table:style-name="ce5">
            <text:p>13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6" table:style-name="ce5">
            <text:p>13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7" table:style-name="ce5">
            <text:p>13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8" table:style-name="ce5">
            <text:p>13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9" table:style-name="ce5">
            <text:p>13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0" table:style-name="ce5">
            <text:p>14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1" table:style-name="ce5">
            <text:p>14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2" table:style-name="ce5">
            <text:p>14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3" table:style-name="ce5">
            <text:p>14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4" table:style-name="ce5">
            <text:p>14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5" table:style-name="ce5">
            <text:p>14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6" table:style-name="ce5">
            <text:p>14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7" table:style-name="ce5">
            <text:p>14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8" table:style-name="ce5">
            <text:p>14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9" table:style-name="ce5">
            <text:p>14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0" table:style-name="ce5">
            <text:p>15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1" table:style-name="ce5">
            <text:p>15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2" table:style-name="ce5">
            <text:p>15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3" table:style-name="ce5">
            <text:p>15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4" table:style-name="ce5">
            <text:p>15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5" table:style-name="ce5">
            <text:p>15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6" table:style-name="ce5">
            <text:p>15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7" table:style-name="ce5">
            <text:p>15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8" table:style-name="ce5">
            <text:p>15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9" table:style-name="ce5">
            <text:p>15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0" table:style-name="ce5">
            <text:p>16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1" table:style-name="ce5">
            <text:p>16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2" table:style-name="ce5">
            <text:p>16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3" table:style-name="ce5">
            <text:p>16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4" table:style-name="ce5">
            <text:p>16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5" table:style-name="ce5">
            <text:p>16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6" table:style-name="ce5">
            <text:p>16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7" table:style-name="ce5">
            <text:p>16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8" table:style-name="ce5">
            <text:p>16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9" table:style-name="ce5">
            <text:p>16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0" table:style-name="ce5">
            <text:p>17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1" table:style-name="ce5">
            <text:p>17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2" table:style-name="ce5">
            <text:p>17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3" table:style-name="ce5">
            <text:p>17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4" table:style-name="ce5">
            <text:p>17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5" table:style-name="ce5">
            <text:p>17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6" table:style-name="ce5">
            <text:p>17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7" table:style-name="ce5">
            <text:p>17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8" table:style-name="ce5">
            <text:p>17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9" table:style-name="ce5">
            <text:p>17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0" table:style-name="ce5">
            <text:p>18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1" table:style-name="ce5">
            <text:p>18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2" table:style-name="ce5">
            <text:p>18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3" table:style-name="ce5">
            <text:p>18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4" table:style-name="ce5">
            <text:p>18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5" table:style-name="ce5">
            <text:p>18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6" table:style-name="ce5">
            <text:p>18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7" table:style-name="ce5">
            <text:p>18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8" table:style-name="ce5">
            <text:p>18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9" table:style-name="ce5">
            <text:p>18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0" table:style-name="ce5">
            <text:p>19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1" table:style-name="ce5">
            <text:p>19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2" table:style-name="ce5">
            <text:p>19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3" table:style-name="ce5">
            <text:p>19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4" table:style-name="ce5">
            <text:p>19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5" table:style-name="ce5">
            <text:p>19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6" table:style-name="ce5">
            <text:p>19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7" table:style-name="ce5">
            <text:p>19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8" table:style-name="ce5">
            <text:p>19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9" table:style-name="ce5">
            <text:p>19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0" table:style-name="ce5">
            <text:p>20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1" table:style-name="ce5">
            <text:p>20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2" table:style-name="ce5">
            <text:p>20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3" table:style-name="ce5">
            <text:p>20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4" table:style-name="ce5">
            <text:p>20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5" table:style-name="ce5">
            <text:p>20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6" table:style-name="ce5">
            <text:p>20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7" table:style-name="ce5">
            <text:p>20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8" table:style-name="ce5">
            <text:p>20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9" table:style-name="ce5">
            <text:p>20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0" table:style-name="ce5">
            <text:p>21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1" table:style-name="ce5">
            <text:p>21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2" table:style-name="ce5">
            <text:p>21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3" table:style-name="ce5">
            <text:p>21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4" table:style-name="ce5">
            <text:p>21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5" table:style-name="ce5">
            <text:p>21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6" table:style-name="ce5">
            <text:p>21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7" table:style-name="ce5">
            <text:p>21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8" table:style-name="ce5">
            <text:p>21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9" table:style-name="ce5">
            <text:p>21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0" table:style-name="ce5">
            <text:p>22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1" table:style-name="ce5">
            <text:p>22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2" table:style-name="ce5">
            <text:p>22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3" table:style-name="ce5">
            <text:p>22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4" table:style-name="ce5">
            <text:p>22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5" table:style-name="ce5">
            <text:p>22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6" table:style-name="ce5">
            <text:p>22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7" table:style-name="ce5">
            <text:p>22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8" table:style-name="ce5">
            <text:p>22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9" table:style-name="ce5">
            <text:p>22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0" table:style-name="ce5">
            <text:p>23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1" table:style-name="ce5">
            <text:p>23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2" table:style-name="ce5">
            <text:p>23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3" table:style-name="ce5">
            <text:p>23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4" table:style-name="ce5">
            <text:p>23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5" table:style-name="ce5">
            <text:p>23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6" table:style-name="ce5">
            <text:p>23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7" table:style-name="ce5">
            <text:p>23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8" table:style-name="ce5">
            <text:p>23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9" table:style-name="ce5">
            <text:p>23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0" table:style-name="ce5">
            <text:p>24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1" table:style-name="ce5">
            <text:p>24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2" table:style-name="ce5">
            <text:p>24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3" table:style-name="ce5">
            <text:p>24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4" table:style-name="ce5">
            <text:p>24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5" table:style-name="ce5">
            <text:p>24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6" table:style-name="ce5">
            <text:p>24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7" table:style-name="ce5">
            <text:p>24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8" table:style-name="ce5">
            <text:p>24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9" table:style-name="ce5">
            <text:p>24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0" table:style-name="ce5">
            <text:p>25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1" table:style-name="ce5">
            <text:p>25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2" table:style-name="ce5">
            <text:p>25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3" table:style-name="ce5">
            <text:p>25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4" table:style-name="ce5">
            <text:p>25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5" table:style-name="ce5">
            <text:p>25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6" table:style-name="ce5">
            <text:p>25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7" table:style-name="ce5">
            <text:p>25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8" table:style-name="ce5">
            <text:p>25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9" table:style-name="ce5">
            <text:p>25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0" table:style-name="ce5">
            <text:p>26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1" table:style-name="ce5">
            <text:p>26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2" table:style-name="ce5">
            <text:p>26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3" table:style-name="ce5">
            <text:p>26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4" table:style-name="ce5">
            <text:p>26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5" table:style-name="ce5">
            <text:p>26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6" table:style-name="ce5">
            <text:p>26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7" table:style-name="ce5">
            <text:p>26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8" table:style-name="ce5">
            <text:p>26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9" table:style-name="ce5">
            <text:p>26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0" table:style-name="ce5">
            <text:p>27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1" table:style-name="ce5">
            <text:p>27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2" table:style-name="ce5">
            <text:p>27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3" table:style-name="ce5">
            <text:p>27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4" table:style-name="ce5">
            <text:p>27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5" table:style-name="ce5">
            <text:p>27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6" table:style-name="ce5">
            <text:p>27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7" table:style-name="ce5">
            <text:p>27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8" table:style-name="ce5">
            <text:p>27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9" table:style-name="ce5">
            <text:p>27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0" table:style-name="ce5">
            <text:p>28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1" table:style-name="ce5">
            <text:p>28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2" table:style-name="ce5">
            <text:p>28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3" table:style-name="ce5">
            <text:p>28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4" table:style-name="ce5">
            <text:p>28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5" table:style-name="ce5">
            <text:p>28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6" table:style-name="ce5">
            <text:p>28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7" table:style-name="ce5">
            <text:p>28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8" table:style-name="ce5">
            <text:p>28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9" table:style-name="ce5">
            <text:p>28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0" table:style-name="ce5">
            <text:p>29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1" table:style-name="ce5">
            <text:p>29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2" table:style-name="ce5">
            <text:p>29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3" table:style-name="ce5">
            <text:p>29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4" table:style-name="ce5">
            <text:p>29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5" table:style-name="ce5">
            <text:p>29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6" table:style-name="ce5">
            <text:p>29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7" table:style-name="ce5">
            <text:p>29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8" table:style-name="ce5">
            <text:p>29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9" table:style-name="ce5">
            <text:p>29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0" table:style-name="ce5">
            <text:p>30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1" table:style-name="ce5">
            <text:p>30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2" table:style-name="ce5">
            <text:p>30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3" table:style-name="ce5">
            <text:p>30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4" table:style-name="ce5">
            <text:p>30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5" table:style-name="ce5">
            <text:p>30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6" table:style-name="ce5">
            <text:p>30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7" table:style-name="ce5">
            <text:p>30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8" table:style-name="ce5">
            <text:p>30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9" table:style-name="ce5">
            <text:p>30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0" table:style-name="ce5">
            <text:p>31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1" table:style-name="ce5">
            <text:p>31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2" table:style-name="ce5">
            <text:p>31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3" table:style-name="ce5">
            <text:p>31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4" table:style-name="ce5">
            <text:p>31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5" table:style-name="ce5">
            <text:p>31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6" table:style-name="ce5">
            <text:p>31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7" table:style-name="ce5">
            <text:p>31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8" table:style-name="ce5">
            <text:p>31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9" table:style-name="ce5">
            <text:p>31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0" table:style-name="ce5">
            <text:p>32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1" table:style-name="ce5">
            <text:p>32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2" table:style-name="ce5">
            <text:p>32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3" table:style-name="ce5">
            <text:p>32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4" table:style-name="ce5">
            <text:p>32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5" table:style-name="ce5">
            <text:p>32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6" table:style-name="ce5">
            <text:p>32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7" table:style-name="ce5">
            <text:p>32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8" table:style-name="ce5">
            <text:p>32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9" table:style-name="ce5">
            <text:p>32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0" table:style-name="ce5">
            <text:p>33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1" table:style-name="ce5">
            <text:p>33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2" table:style-name="ce5">
            <text:p>33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3" table:style-name="ce5">
            <text:p>33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4" table:style-name="ce5">
            <text:p>33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5" table:style-name="ce5">
            <text:p>33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6" table:style-name="ce5">
            <text:p>33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7" table:style-name="ce5">
            <text:p>33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8" table:style-name="ce5">
            <text:p>33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9" table:style-name="ce5">
            <text:p>33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0" table:style-name="ce5">
            <text:p>34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1" table:style-name="ce5">
            <text:p>34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2" table:style-name="ce5">
            <text:p>34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3" table:style-name="ce5">
            <text:p>34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4" table:style-name="ce5">
            <text:p>34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5" table:style-name="ce5">
            <text:p>34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6" table:style-name="ce5">
            <text:p>34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7" table:style-name="ce5">
            <text:p>34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8" table:style-name="ce5">
            <text:p>34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9" table:style-name="ce5">
            <text:p>34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0" table:style-name="ce5">
            <text:p>35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1" table:style-name="ce5">
            <text:p>35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2" table:style-name="ce5">
            <text:p>35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3" table:style-name="ce5">
            <text:p>35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4" table:style-name="ce5">
            <text:p>35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5" table:style-name="ce5">
            <text:p>35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6" table:style-name="ce5">
            <text:p>35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7" table:style-name="ce5">
            <text:p>35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8" table:style-name="ce5">
            <text:p>35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9" table:style-name="ce5">
            <text:p>35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0" table:style-name="ce5">
            <text:p>36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1" table:style-name="ce5">
            <text:p>36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2" table:style-name="ce5">
            <text:p>36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3" table:style-name="ce5">
            <text:p>36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4" table:style-name="ce5">
            <text:p>36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5" table:style-name="ce5">
            <text:p>36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6" table:style-name="ce5">
            <text:p>36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7" table:style-name="ce5">
            <text:p>36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8" table:style-name="ce5">
            <text:p>36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9" table:style-name="ce5">
            <text:p>36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0" table:style-name="ce5">
            <text:p>37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1" table:style-name="ce5">
            <text:p>37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2" table:style-name="ce5">
            <text:p>37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3" table:style-name="ce5">
            <text:p>37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4" table:style-name="ce5">
            <text:p>37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5" table:style-name="ce5">
            <text:p>37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6" table:style-name="ce5">
            <text:p>37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7" table:style-name="ce5">
            <text:p>37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8" table:style-name="ce5">
            <text:p>37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9" table:style-name="ce5">
            <text:p>37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0" table:style-name="ce5">
            <text:p>38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1" table:style-name="ce5">
            <text:p>38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2" table:style-name="ce5">
            <text:p>38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3" table:style-name="ce5">
            <text:p>38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4" table:style-name="ce5">
            <text:p>38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5" table:style-name="ce5">
            <text:p>38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6" table:style-name="ce5">
            <text:p>38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7" table:style-name="ce5">
            <text:p>38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8" table:style-name="ce5">
            <text:p>38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9" table:style-name="ce5">
            <text:p>38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0" table:style-name="ce5">
            <text:p>39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1" table:style-name="ce5">
            <text:p>39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2" table:style-name="ce5">
            <text:p>39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3" table:style-name="ce5">
            <text:p>39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4" table:style-name="ce5">
            <text:p>39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5" table:style-name="ce5">
            <text:p>39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6" table:style-name="ce5">
            <text:p>39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7" table:style-name="ce5">
            <text:p>39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8" table:style-name="ce5">
            <text:p>39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9" table:style-name="ce5">
            <text:p>39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0" table:style-name="ce5">
            <text:p>40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1" table:style-name="ce5">
            <text:p>40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2" table:style-name="ce5">
            <text:p>40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3" table:style-name="ce5">
            <text:p>40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4" table:style-name="ce5">
            <text:p>40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5" table:style-name="ce5">
            <text:p>40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6" table:style-name="ce5">
            <text:p>40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7" table:style-name="ce5">
            <text:p>40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8" table:style-name="ce5">
            <text:p>40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9" table:style-name="ce5">
            <text:p>40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0" table:style-name="ce5">
            <text:p>41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1" table:style-name="ce5">
            <text:p>41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2" table:style-name="ce5">
            <text:p>41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3" table:style-name="ce5">
            <text:p>41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4" table:style-name="ce5">
            <text:p>41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5" table:style-name="ce5">
            <text:p>41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6" table:style-name="ce5">
            <text:p>41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7" table:style-name="ce5">
            <text:p>41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8" table:style-name="ce5">
            <text:p>418</text:p>
          </table:table-cell>
          <table:table-cell table:style-name="ce11"/>
          <table:table-cell table:number-columns-repeated="16382"/>
        </table:table-row>
        <table:table-row table:style-name="ro10">
          <table:table-cell office:value-type="float" office:value="419" table:style-name="ce5">
            <text:p>419</text:p>
          </table:table-cell>
          <table:table-cell table:style-name="ce9"/>
          <table:table-cell table:number-columns-repeated="16382"/>
        </table:table-row>
        <table:table-row table:style-name="ro10">
          <table:table-cell office:value-type="float" office:value="420" table:style-name="ce5">
            <text:p>420</text:p>
          </table:table-cell>
          <table:table-cell table:style-name="ce9"/>
          <table:table-cell table:number-columns-repeated="16382"/>
        </table:table-row>
        <table:table-row table:style-name="ro10">
          <table:table-cell office:value-type="float" office:value="421" table:style-name="ce5">
            <text:p>421</text:p>
          </table:table-cell>
          <table:table-cell table:style-name="ce9"/>
          <table:table-cell table:number-columns-repeated="16382"/>
        </table:table-row>
        <table:table-row table:style-name="ro10">
          <table:table-cell office:value-type="float" office:value="422" table:style-name="ce5">
            <text:p>422</text:p>
          </table:table-cell>
          <table:table-cell table:style-name="ce9"/>
          <table:table-cell table:number-columns-repeated="16382"/>
        </table:table-row>
        <table:table-row table:style-name="ro10">
          <table:table-cell office:value-type="float" office:value="423" table:style-name="ce5">
            <text:p>423</text:p>
          </table:table-cell>
          <table:table-cell table:style-name="ce9"/>
          <table:table-cell table:number-columns-repeated="16382"/>
        </table:table-row>
        <table:table-row table:style-name="ro10">
          <table:table-cell office:value-type="float" office:value="424" table:style-name="ce5">
            <text:p>424</text:p>
          </table:table-cell>
          <table:table-cell table:style-name="ce9"/>
          <table:table-cell table:number-columns-repeated="16382"/>
        </table:table-row>
        <table:table-row table:style-name="ro10">
          <table:table-cell office:value-type="float" office:value="425" table:style-name="ce5">
            <text:p>425</text:p>
          </table:table-cell>
          <table:table-cell table:style-name="ce9"/>
          <table:table-cell table:number-columns-repeated="16382"/>
        </table:table-row>
        <table:table-row table:style-name="ro10">
          <table:table-cell office:value-type="float" office:value="426" table:style-name="ce5">
            <text:p>426</text:p>
          </table:table-cell>
          <table:table-cell table:style-name="ce9"/>
          <table:table-cell table:number-columns-repeated="16382"/>
        </table:table-row>
        <table:table-row table:number-rows-repeated="1048149" table:style-name="ro10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10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10">
          <table:table-cell table:number-columns-repeated="16384"/>
        </table:table-row>
      </table:table>
      <table:database-ranges>
        <table:database-range table:target-range-address="Задачи.A1:Задачи.J427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10-10T23:32:12Z</dc:date>
    <meta:editing-cycles>1</meta:editing-cycles>
    <meta:editing-duration>PT53S</meta:editing-duration>
  </office:meta>
</office:document-meta>
</file>